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107b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00ff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1800" draw:stroke="none" fo:margin="1.000000000000000pt" style:wrap="biggest" style:wrap-dynamic-threshold="0.000000000000000pt" svg:fill-rule="evenodd"/>
    </style:style>
    <style:style style:name="gr7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11" draw:layer="" svg:width="200.00002400000pt" svg:height="50.00000640000pt" svg:x="0.00000066483pt" svg:y="0.36093873600pt"/>
          <draw:rect draw:style-name="gr3" draw:id="shape3" draw:name="rect612" draw:layer="" svg:width="200.00002400000pt" svg:height="50.00000880000pt" svg:x="0.00000066483pt" svg:y="49.99997520000pt"/>
          <draw:rect draw:style-name="gr4" draw:id="shape4" draw:name="rect643" draw:layer="" svg:width="200.00002400000pt" svg:height="34.40000000000pt" svg:x="0.00000066483pt" svg:y="33.06799280000pt"/>
          <draw:path draw:style-name="gr5" draw:id="shape5" draw:name="path645" draw:layer="" svg:width="16.66127089792pt" svg:height="25.82649942124pt" svg:x="79.28000143922pt" svg:y="37.20269435304pt" svg:viewBox="0 0 17 26" svg:d="M16.2542 1.00614C7.51408 -2.84966 -0.0085462 5.10425 7.28707e-06 12.5368C0.00887756 20.3102 7.35157 28.6003 16.6613 24.9303C10.0703 22.9375 7.34998 17.9395 7.35125 12.8844C7.30373 7.8786 10.4229 2.05734 16.2542 1.00614Z" koffice:nodeTypes="ccccc"/>
          <draw:path draw:style-name="gr6" draw:id="shape6" draw:name="polygon644" draw:layer="" svg:width="40.87972034423pt" svg:height="39.19782623253pt" draw:transform="matrix(0.39996924000 0.00495548000 -0.00495548000 0.39996924000 92.90058284410pt 41.78956089654pt)" svg:viewBox="0 0 41 39" svg:d="M33.3814 38.8716L20.6728 29.795L8.11633 39.1978L12.7871 24.258L0 15.1738L15.5953 15.0171L20.2489 0L25.2165 14.843L40.8797 14.646L28.3546 23.9762Z" koffice:nodeTypes="ccccccccccc"/>
          <draw:path draw:style-name="gr7" draw:id="shape7" draw:name="path648" draw:layer="" svg:width="17.96701755116pt" svg:height="25.49986843449pt" svg:x="79.12348451708pt" svg:y="37.25978172151pt" svg:viewBox="0 0 18 25" svg:d="M17.9154 24.6327C7.7721 28.0918 0.134596 20.5929 0.00169041 12.9047C-0.130887 5.21653 7.54938 -2.71148 17.967 0.898798C12.0728 1.7575 7.74446 6.83245 7.69281 12.5702C7.65334 16.9086 10.2651 23.0928 17.9154 24.6327Z" koffice:nodeTypes="ccccc"/>
          <draw:path draw:style-name="gr7" draw:id="shape8" draw:name="path615" draw:layer="" svg:width="68.18547750539pt" svg:height="100.00000000000pt" svg:viewBox="0 0 68 100" svg:d="M0.00321636 0L68.1855 50.1206L0 100L0.000318062 0.512056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5:52</dc:date>
    <meta:creation-date>2011-05-22T06:11:40</meta:creation-date>
    <dc:creator>Yue Liu</dc:creator>
  </office:meta>
</office:document-meta>
</file>